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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asian="Calibri" style:font-name-complex="Calibri" fo:font-size="14pt" style:font-size-asian="14pt" style:font-size-complex="14pt"/>
    </style:style>
    <style:style style:name="P2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3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ListParagraph" style:list-style-name="LFO9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" style:parent-style-name="ListParagraph" style:list-style-name="LFO8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1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2" style:parent-style-name="ListParagraph" style:list-style-name="LFO4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1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15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6" style:parent-style-name="ListParagraph" style:list-style-name="LFO3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7" style:parent-style-name="ListParagraph" style:list-style-name="LFO2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1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1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1" style:parent-style-name="ListParagraph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T2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4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8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0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1" style:parent-style-name="Normal" style:family="paragraph">
      <style:text-properties style:font-name="Calibri" style:font-name-asian="Calibri" style:font-name-complex="Calibri" fo:font-size="14pt" style:font-size-asian="14pt" style:font-size-complex="14pt"/>
    </style:style>
  </office:automatic-styles>
  <office:body>
    <office:text text:use-soft-page-breaks="true">
      <text:p text:style-name="P1">1. website</text:p>
      <text:p text:style-name="P2">website is a collection of web resources like web pages, multimedia content (<text:s/><text:bookmark-start text:name="_Int_xGmV0Phh"/>audio,video,animation<text:bookmark-end text:name="_Int_xGmV0Phh"/>) which is identified by domain name and located at web server like wwww.google.com</text:p>
      <text:p text:style-name="P3">website may be static or dynamic.</text:p>
      <text:list text:style-name="LFO9" text:continue-numbering="true">
        <text:list-item>
          <text:p text:style-name="P4">static website<text:s/></text:p>
        </text:list-item>
      </text:list>
      <text:p text:style-name="Normal"><text:span text:style-name="T5">collection of web pages with fixed contents.</text:span></text:p>
      <text:list text:style-name="LFO8" text:continue-numbering="true">
        <text:list-item>
          <text:p text:style-name="P6">dynamic websites<text:s/></text:p>
        </text:list-item>
      </text:list>
      <text:p text:style-name="Normal"><text:span text:style-name="T7">collection of dynamic pages that changes according to user input,date,time,location etc.</text:span></text:p>
      <text:p text:style-name="Normal"><text:span text:style-name="T8">2. www (world wide web)</text:span></text:p>
      <text:p text:style-name="Normal"><text:span text:style-name="T9">It is a system of interconnected public webpages accessible through the internet.</text:span></text:p>
      <text:p text:style-name="Normal"><text:span text:style-name="T10">3. HTTP/HTTPs</text:span></text:p>
      <text:p text:style-name="P11">The Hypertext Transfer Protocol (HTTP) is a protocol that can be used to transfer data on the world wide web.</text:p>
      <text:list text:style-name="LFO4" text:continue-numbering="true">
        <text:list-item>
          <text:p text:style-name="P12">4. client server</text:p>
        </text:list-item>
      </text:list>
      <text:p text:style-name="Normal"><text:span text:style-name="T13">5. domain<text:s/></text:span></text:p>
      <text:p text:style-name="Normal"><text:span text:style-name="T14">A domain name is an easy-to-remember address used to access websites.</text:span></text:p>
      <text:p text:style-name="P15">like: .com,.help,.gov,.in,.org. etc</text:p>
      <text:list text:style-name="LFO3" text:continue-numbering="true">
        <text:list-item>
          <text:p text:style-name="P16">6. host</text:p>
        </text:list-item>
      </text:list>
      <text:list text:style-name="LFO2" text:continue-numbering="true">
        <text:list-item>
          <text:p text:style-name="P17">7. hosting</text:p>
        </text:list-item>
      </text:list>
      <text:p text:style-name="Normal"><text:span text:style-name="T18">8. ftp</text:span></text:p>
      <text:p text:style-name="Normal"><text:span text:style-name="T19">File transfer protocol (FTP) is a way to download, upload, and transfer files from one location to another on the Internet and between computer systems.</text:span></text:p>
      <text:p text:style-name="Normal"><text:span text:style-name="T20">9. path</text:span></text:p>
      <text:list text:style-name="LFO1" text:continue-numbering="true">
        <text:list-item>
          <text:p text:style-name="P21">10. extraction</text:p>
        </text:list-item>
      </text:list>
      <text:p text:style-name="Normal"><text:span text:style-name="T22">11. editor/vs code<text:s/></text:span></text:p>
      <text:p text:style-name="Normal"><text:span text:style-name="T23">Editor is a software programs that enable the users to create and edit text files<text:s/></text:span></text:p>
      <text:p text:style-name="Normal"><text:span text:style-name="T24">Visual Studio Code is a streamlined code editor with support for development operations like debugging, task running, and version control.</text:span></text:p>
      <text:p text:style-name="Normal"><text:span text:style-name="T25">12. URL/URN</text:span></text:p>
      <text:p text:style-name="Normal"><text:span text:style-name="T26">URL is a Uniform Resource Locator and is a reference (an address) to a resource on the Internet</text:span></text:p>
      <text:p text:style-name="Normal"><text:span text:style-name="T27">13. address bar<text:s/></text:span></text:p>
      <text:p text:style-name="Normal"><text:span text:style-name="T28">address bar refers to text field in a web browser that identifies the cureent user location on web and allows navigating to different websites.</text:span></text:p>
      <text:p text:style-name="Normal"><text:span text:style-name="T29">14. title bar<text:s/></text:span></text:p>
      <text:p text:style-name="Normal"><text:span text:style-name="T30">The title bar is the horizontal bar at the top of a window that displays the title of the window and provides various controls and options for managing the window.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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rmal prajapati</meta:initial-creator>
    <dc:creator>Nirmal prajapati</dc:creator>
    <meta:creation-date>2023-11-23T14:19:00Z</meta:creation-date>
    <dc:date>2023-11-23T14:19:00Z</dc:date>
    <meta:template xlink:href="Normal.dotm" xlink:type="simple"/>
    <meta:editing-cycles>1</meta:editing-cycles>
    <meta:editing-duration>PT0S</meta:editing-duration>
    <meta:document-statistic meta:page-count="1" meta:paragraph-count="3" meta:word-count="246" meta:character-count="1650" meta:row-count="11" meta:non-whitespace-character-count="1407"/>
  </office:meta>
</office:document-meta>
</file>